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104.26pt"/>
    </style:style>
    <style:style style:name="co3" style:family="table-column">
      <style:table-column-properties fo:break-before="auto" style:column-width="51pt"/>
    </style:style>
    <style:style style:name="co4" style:family="table-column">
      <style:table-column-properties fo:break-before="auto" style:column-width="549.21pt"/>
    </style:style>
    <style:style style:name="co5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bin" fo:font-weight="bold" style:font-name-asian="Cabin" style:font-weight-asian="bold" style:font-name-complex="Cabin" style:font-weight-complex="bold"/>
    </style:style>
    <style:style style:name="ce3" style:family="table-cell" style:parent-style-name="Default" style:data-style-name="N0">
      <style:table-cell-properties fo:border="0.06pt solid #000000"/>
      <style:text-properties style:font-name="Cabin" fo:font-size="10pt" style:font-name-asian="Cabin" style:font-size-asian="10pt" style:font-name-complex="Cabin" style:font-size-complex="10pt"/>
    </style:style>
    <style:style style:name="ce4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bin" fo:font-size="10pt" style:font-name-asian="Cabin" style:font-size-asian="10pt" style:font-name-complex="Cabin" style:font-size-complex="10pt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pt"/>
      <style:text-properties style:font-name="Cabin" fo:font-weight="bold" style:font-name-asian="Cabin" style:font-weight-asian="bold" style:font-name-complex="Cabin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pt"/>
      <style:text-properties style:font-name="Cabin" fo:font-size="10pt" style:font-name-asian="Cabin" style:font-size-asian="10pt" style:font-name-complex="Cabin" style:font-size-complex="10pt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0pt" style:font-name-asian="Cabin" style:font-size-asian="10pt" style:font-name-complex="Cabin" style:font-size-complex="10pt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2" style:family="table-cell" style:parent-style-name="Hyperlink" style:data-style-name="N0">
      <style:table-cell-properties fo:border="0.06pt solid #000000"/>
      <style:text-properties fo:color="#0563c1" style:text-underline-style="solid" style:text-underline-width="auto" style:text-underline-color="font-color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default-cell-style-name="ce5"/>
        <table:table-column table:style-name="co5" table:number-columns-repeated="1017" table:default-cell-style-name="ce5"/>
        <table:table-column table:style-name="co6" table:default-cell-style-name="ce5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ROM RS</text:p>
          </table:table-cell>
          <table:covered-table-cell table:style-name="ce4"/>
          <table:covered-table-cell table:style-name="ce7"/>
          <table:covered-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sage</text:p>
          </table:table-cell>
          <table:table-cell table:style-name="ce8" office:value-type="string" calcext:value-type="string">
            <text:p>Quantity</text:p>
          </table:table-cell>
          <table:table-cell table:style-name="ce2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4.7 Ohms resistor</text:p>
          </table:table-cell>
          <table:table-cell table:style-name="ce3" office:value-type="string" calcext:value-type="string">
            <text:p>Bootstrap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<text:a xlink:href="http://dk.rs-online.com/web/p/overflademontering-faste-modstande/8673047/" xlink:type="simple">http://dk.rs-online.com/web/p/overflademontering-faste-modstande/8673047/</text:a> 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.1% Resistor</text:p>
          </table:table-cell>
          <table:table-cell table:style-name="ce3" office:value-type="string" calcext:value-type="string">
            <text:p>Rset for DCDC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://dk.rs-online.com/web/p/overflademontering-faste-modstande/6146180/" xlink:type="simple">http://dk.rs-online.com/web/p/overflademontering-faste-modstande/6146180/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Output Cap for DCDC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://dk.rs-online.com/web/p/aluminium-kondensatorer/7083557/" xlink:type="simple">http://dk.rs-online.com/web/p/aluminium-kondensatorer/7083557/</text:a> 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urrent-sense amplifier – INA286</text:p>
          </table:table-cell>
          <table:table-cell table:style-name="ce3" office:value-type="string" calcext:value-type="string">
            <text:p>shunt circuit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://dk.rs-online.com/web/p/stromfolende-forstaerkere/8176616/" xlink:type="simple">http://dk.rs-online.com/web/p/stromfolende-forstaerkere/8176616/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unt resistor</text:p>
          </table:table-cell>
          <table:table-cell table:style-name="ce3" office:value-type="string" calcext:value-type="string">
            <text:p>shunt circuit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://dk.rs-online.com/web/p/overflademontering-faste-modstande/1348221/" xlink:type="simple">http://dk.rs-online.com/web/p/overflademontering-faste-modstande/1348221/</text:a> 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uffer</text:p>
          </table:table-cell>
          <table:table-cell table:style-name="ce3" office:value-type="string" calcext:value-type="string">
            <text:p>PWM level shift buffer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://dk.rs-online.com/web/p/buffere/6628944/" xlink:type="simple">http://dk.rs-online.com/web/p/buffere/6628944/</text:a> 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SFETS – FDV303N</text:p>
          </table:table-cell>
          <table:table-cell table:style-name="ce3" office:value-type="string" calcext:value-type="string">
            <text:p>genereal purpose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<text:a xlink:href="http://dk.rs-online.com/web/p/mosfet-transistorer/3544890/" xlink:type="simple">http://dk.rs-online.com/web/p/mosfet-transistorer/3544890/</text:a> 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D power ressistor</text:p>
          </table:table-cell>
          <table:table-cell table:style-name="ce3" office:value-type="string" calcext:value-type="string">
            <text:p>inrush current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://dk.rs-online.com/web/p/overflademontering-faste-modstande/8098982/" xlink:type="simple">http://dk.rs-online.com/web/p/overflademontering-faste-modstande/8098982/</text:a> 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100 Ohm resistor</text:p>
          </table:table-cell>
          <table:table-cell table:style-name="ce3" office:value-type="string" calcext:value-type="string">
            <text:p>Microzed connection</text:p>
          </table:table-cell>
          <table:table-cell table:style-name="ce9" office:value-type="float" office:value="50" calcext:value-type="float">
            <text:p>50</text:p>
          </table:table-cell>
          <table:table-cell table:style-name="ce3" office:value-type="string" calcext:value-type="string">
            <text:p><text:a xlink:href="http://dk.rs-online.com/web/p/overflademontering-faste-modstande/7883994/" xlink:type="simple">http://dk.rs-online.com/web/p/overflademontering-faste-modstande/7883994/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rgstack connector</text:p>
          </table:table-cell>
          <table:table-cell table:style-name="ce3" office:value-type="string" calcext:value-type="string">
            <text:p>Microzed connection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http://dk.rs-online.com/web/p/print-fatninger/6159338/" xlink:type="simple">http://dk.rs-online.com/web/p/print-fatninger/6159338/</text:a> 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 gate</text:p>
          </table:table-cell>
          <table:table-cell table:style-name="ce3" office:value-type="string" calcext:value-type="string">
            <text:p>relay AND gate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mergency Button</text:p>
          </table:table-cell>
          <table:table-cell table:style-name="ce3" office:value-type="string" calcext:value-type="string">
            <text:p>emergency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://dk.rs-online.com/web/p/noedstop-trykknapper/3993129/" xlink:type="simple">http://dk.rs-online.com/web/p/noedstop-trykknapper/3993129/</text:a> 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-2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12" office:value-type="string" calcext:value-type="string">
            <text:p><text:a xlink:href="http://dk.rs-online.com/web/p/printstiftlister/7620875/" xlink:type="simple">http://dk.rs-online.com/web/p/printstiftlister/7620875/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-6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12" office:value-type="string" calcext:value-type="string">
            <text:p><text:a xlink:href="http://dk.rs-online.com/web/p/printstiftlister/7620884/" xlink:type="simple">http://dk.rs-online.com/web/p/printstiftlister/7620884/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-8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12" office:value-type="string" calcext:value-type="string">
            <text:p><text:a xlink:href="http://dk.rs-online.com/web/p/printstiftlister/7620897/" xlink:type="simple">http://dk.rs-online.com/web/p/printstiftlister/7620897/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-10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12" office:value-type="string" calcext:value-type="string">
            <text:p><text:a xlink:href="http://dk.rs-online.com/web/p/printstiftlister/7620894/" xlink:type="simple">http://dk.rs-online.com/web/p/printstiftlister/7620894/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-12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12" office:value-type="string" calcext:value-type="string">
            <text:p><text:a xlink:href="http://dk.rs-online.com/web/p/printstiftlister/7620907/" xlink:type="simple">http://dk.rs-online.com/web/p/printstiftlister/7620907/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R-2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<text:a xlink:href="http://dk.rs-online.com/web/p/printstik-huse/8201642/" xlink:type="simple">http://dk.rs-online.com/web/p/printstik-huse/8201642/</text:a>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ZHR-5P</text:p>
          </table:table-cell>
          <table:table-cell table:style-name="ce6"/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<text:a xlink:href="http://dk.rs-online.com/web/p/printstik-huse/8201658/" xlink:type="simple">http://dk.rs-online.com/web/p/printstik-huse/8201658/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R-6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<text:a xlink:href="http://dk.rs-online.com/web/p/printstik-huse/8201652/" xlink:type="simple">http://dk.rs-online.com/web/p/printstik-huse/8201652/</text:a> 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R-12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<text:a xlink:href="http://dk.rs-online.com/web/p/printstik-huse/7620862/" xlink:type="simple">http://dk.rs-online.com/web/p/printstik-huse/7620862/</text:a> 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-Crimp pin</text:p>
          </table:table-cell>
          <table:table-cell table:style-name="ce4"/>
          <table:table-cell table:style-name="ce7" office:value-type="float" office:value="200" calcext:value-type="float">
            <text:p>200</text:p>
          </table:table-cell>
          <table:table-cell table:style-name="ce4" office:value-type="string" calcext:value-type="string">
            <text:p><text:a xlink:href="http://dk.rs-online.com/web/p/printstik-kontakter/7620759/" xlink:type="simple">http://dk.rs-online.com/web/p/printstik-kontakter/7620759/</text:a> 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FROM DIGIKEY</text:p>
          </table:table-cell>
          <table:covered-table-cell table:style-name="ce4"/>
          <table:covered-table-cell table:style-name="ce7"/>
          <table:covered-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sage</text:p>
          </table:table-cell>
          <table:table-cell table:style-name="ce8" office:value-type="string" calcext:value-type="string">
            <text:p>Quantity</text:p>
          </table:table-cell>
          <table:table-cell table:style-name="ce2" office:value-type="string" calcext:value-type="string">
            <text:p>Lin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CDC converter</text:p>
          </table:table-cell>
          <table:table-cell table:style-name="ce3" office:value-type="string" calcext:value-type="string">
            <text:p>12V rail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https://www.digikey.dk/product-detail/en/texas-instruments/PTN78020HAH/296-20512-ND/764137" xlink:type="simple">https://www.digikey.dk/product-detail/en/texas-instruments/PTN78020HAH/296-20512-ND/764137</text:a>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iver – HIP4081AIBZ</text:p>
          </table:table-cell>
          <table:table-cell table:style-name="ce3" office:value-type="string" calcext:value-type="string">
            <text:p>motor driver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<text:a xlink:href="https://www.digikey.dk/product-detail/en/intersil/HIP4081AIBZ/HIP4081AIBZ-ND/821444" xlink:type="simple">https://www.digikey.dk/product-detail/en/intersil/HIP4081AIBZ/HIP4081AIBZ-ND/821444</text:a> 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-10P-T</text:p>
          </table:table-cell>
          <table:table-cell table:style-name="ce4"/>
          <table:table-cell table:style-name="ce7"/>
          <table:table-cell table:style-name="ce13" office:value-type="string" calcext:value-type="string">
            <text:p><text:a xlink:href="https://www.digikey.com/product-detail/en/jst-sales-america-inc/B10B-ZR-SM4-TF-LF-SN/455-1689-1-ND/926816" xlink:type="simple">https://www.digikey.com/product-detail/en/jst-sales-america-inc/B10B-ZR-SM4-TF-LF-SN/455-1689-1-ND/926816</text:a> 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R-8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13" office:value-type="string" calcext:value-type="string">
            <text:p><text:a xlink:href="https://www.digikey.dk/products/en?keywords=zhr-8" xlink:type="simple">https://www.digikey.dk/products/en?keywords=zhr-8</text:a> 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R-10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13" office:value-type="string" calcext:value-type="string">
            <text:p><text:a xlink:href="https://www.digikey.dk/products/en?keywords=zhr-10" xlink:type="simple">https://www.digikey.dk/products/en?keywords=zhr-10</text:a> 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pt" fo:margin-bottom="0pt" fo:margin-left="0pt" fo:margin-right="0pt" style:print-page-order="ltr" style:first-page-number="1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4:26:02.988285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6-23T09:36:34Z</meta:creation-date>
    <dc:date>2017-09-28T15:11:38.933709959</dc:date>
    <meta:editing-cycles>28</meta:editing-cycles>
    <meta:editing-duration>PT5H19M28S</meta:editing-duration>
    <meta:document-statistic meta:table-count="1" meta:cell-count="104" meta:object-count="0"/>
  </office:meta>
</office:document-meta>
</file>